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CM</text:p>
      <text:p text:style-name="Standard"/>
      <text:p text:style-name="Standard"/>
      <text:h text:style-name="Heading_20_1" text:outline-level="1">Existant</text:h>
      <text:p text:style-name="Text_20_body"/>
      <text:p text:style-name="Text_20_body">Epistema</text:p>
      <text:p text:style-name="Text_20_body">Test évaluation existante pour les entrées </text:p>
      <text:p text:style-name="Text_20_body">Test Anglais pour évaluer un niveau de compétences</text:p>
      <text:p text:style-name="Text_20_body">Inconvénient:</text:p>
      <text:p text:style-name="Text_20_body"/>
      <text:p text:style-name="Text_20_body"><text:tab/>Réponse aux questions figuraient dans les pages Html</text:p>
      <text:p text:style-name="Text_20_body"><text:tab/>QCM plus crédible.</text:p>
      <text:p text:style-name="Text_20_body"><text:tab/>Aujourd'hui formation étant diplomates abandonné l'outil.</text:p>
      <text:p text:style-name="Text_20_body"><text:tab/>Outil Souple: QCM basé sur texte, vidéo, image.</text:p>
      <text:p text:style-name="Text_20_body"><text:tab/><text:tab/><text:tab/>Video plus au goût du jour.</text:p>
      <text:p text:style-name="Text_20_body"/>
      <text:p text:style-name="Text_20_body"><text:tab/>Pas d'existant</text:p>
      <text:p text:style-name="Text_20_body"/>
      <text:p text:style-name="Text_20_body">Problématique: </text:p>
      <text:p text:style-name="Text_20_body"/>
      <text:p text:style-name="Text_20_body"><text:tab/>Société de formation diplomantes, </text:p>
      <text:p text:style-name="Text_20_body"><text:tab/>ECF Pratique, souhaites faire passer des ECF théorique.</text:p>
      <text:p text:style-name="Text_20_body"/>
      <text:p text:style-name="Text_20_body"><text:tab/></text:p>
      <text:p text:style-name="Text_20_body">Souhait</text:p>
      <text:p text:style-name="Text_20_body">Inscrit le candidat à un ou plusieurs test, période variable (semaine, mois ….)</text:p>
      <text:p text:style-name="Text_20_body">Le candidat passe le test lorsqu'il le souhaite</text:p>
      <text:p text:style-name="Text_20_body">Le candidat reçois son résultat sous forme d'email.</text:p>
      <text:p text:style-name="Text_20_body">Objectif remplir une fiche de synthése de compétence.</text:p>
      <text:p text:style-name="Text_20_body">Tout formateurs peut mettre en place le QCM.</text:p>
      <text:p text:style-name="Text_20_body"><text:tab/>Pas besoin d'identification</text:p>
      <text:p text:style-name="Text_20_body"><text:tab/>Un formateur peut attribué un test à tout stagiair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Test, sujet, section (sous théme), panier de questions</text:p>
      <text:p text:style-name="Text_20_body">On pioche les différentes questions pour les mettrent dans une section</text:p>
      <text:p text:style-name="Text_20_body"><text:tab/>Afin d'éviter que 2 candidat est les mêmes questions.</text:p>
      <text:p text:style-name="Text_20_body"><text:tab/>Test attend un certain nombre de question.</text:p>
      <text:p text:style-name="Text_20_body"><text:tab/>Une question peux apparaître dans différents tests.</text:p>
      <text:p text:style-name="Text_20_body"><text:tab/>Exemple: <text:tab/>SQL, certainement des questions qui peuvent apparaître dans le test Oracle </text:p>
      <text:p text:style-name="Text_20_body"><text:tab/><text:tab/><text:tab/>PL/SQL</text:p>
      <text:p text:style-name="Text_20_body"/>
      <text:p text:style-name="Text_20_body">Résultat , historique ? </text:p>
      <text:p text:style-name="Text_20_body"><text:tab/>Oui pendant la durée de formation du candidat</text:p>
      <text:p text:style-name="Text_20_body"><text:tab/>Après la soutenance on conserve uniquement les notes</text:p>
      <text:p text:style-name="Text_20_body"/>
      <text:p text:style-name="Text_20_body">Email de <text:s/>résultat envoyé au candidat et au responsable de formation : Jérome</text:p>
      <text:p text:style-name="Text_20_body">Note: On ne compte que les bonne réponses.</text:p>
      <text:p text:style-name="Text_20_body">Niveau de difficultés: Attribuer un nombre de point au question (Si on veut)</text:p>
      <text:p text:style-name="Text_20_body"/>
      <text:p text:style-name="Text_20_body">Question marqué : <text:s/>Pour pouvoir revenir dessus en fin de test </text:p>
      <text:p text:style-name="Text_20_body">Plusieurs réponses : </text:p>
      <text:p text:style-name="Text_20_body"><text:line-break/>Question dont la réponse est sans choix possible de réponses NON</text:p>
      <text:p text:style-name="Text_20_body">Question partielle non utilisé aujourd'hui. On ne prends pas en compte</text:p>
      <text:p text:style-name="Text_20_body">QCM sécurisé </text:p>
      <text:p text:style-name="Text_20_body"/>
      <text:p text:style-name="Text_20_body">Inscription démarre à une date elle à une période de validité pour un stagiaire: </text:p>
      <text:p text:style-name="Text_20_body"/>
      <text:p text:style-name="Text_20_body">2 Point de vue </text:p>
      <text:p text:style-name="Text_20_body"><text:tab/>ECF: Stagiaires d'une promo qui passe tous le même test à une date donnée.</text:p>
      <text:p text:style-name="Text_20_body"/>
      <text:p text:style-name="Text_20_body">Stagiaire: </text:p>
      <text:p text:style-name="Text_20_body"><text:tab/>Associé à une promotion ou contrat de professionnalisation.</text:p>
      <text:p text:style-name="Text_20_body">Inscrit donc soit un candidat ou soit un groupe à un test (Promo + une autres personnes)</text:p>
      <text:p text:style-name="Text_20_body"/>
      <text:p text:style-name="Text_20_body">TEST</text:p>
      <text:p text:style-name="Text_20_body">Navigation possible avant arriére</text:p>
      <text:p text:style-name="Text_20_body">Interruption et reprise du test possible, il faut conserver l'historique tu temps </text:p>
      <text:p text:style-name="Text_20_body"><text:tab/>Si test 1H et 20 mn de faite il faut reprendre avec un compteur à 40 mn</text:p>
      <text:p text:style-name="Text_20_body">Un test dont le temps est écoulé ou validé n'est plus disponible</text:p>
      <text:p text:style-name="Text_20_body"><text:soft-page-break/>Visualisation des résultats du candidat par le candidat (option)</text:p>
      <text:p text:style-name="Text_20_body"/>
      <text:p text:style-name="Text_20_body">Limite des données: </text:p>
      <text:p text:style-name="Text_20_body"><text:tab/>Candidat: N° Nom prénom, promo (si pas de promo : Contrat pro) </text:p>
      <text:p text:style-name="Text_20_body"><text:tab/><text:tab/><text:tab/>Type: FC, CP (Contrat Pro), MO (Module)</text:p>
      <text:p text:style-name="Text_20_body">Environnement: </text:p>
      <text:p text:style-name="Text_20_body"/>
      <text:list xml:id="list34621008" text:style-name="L1">
        <text:list-item>
          <text:list>
            <text:list-header>
              <text:p text:style-name="P1">+ Serveurs</text:p>
              <text:p text:style-name="P1">Base Stagiaires → SQL Server 2008 dispo Formateurs</text:p>
              <text:p text:style-name="P1">→ Serveur Oracle existant</text:p>
            </text:list-header>
          </text:list>
        </text:list-item>
      </text:list>
      <text:p text:style-name="Text_20_body">2 Domaines principaux: </text:p>
      <text:p text:style-name="Text_20_body"><text:tab/>Stagiaires</text:p>
      <text:p text:style-name="Text_20_body"><text:tab/>Formateurs (Lié aux métiers de l'école)</text:p>
      <text:p text:style-name="Text_20_body"/>
      <text:p text:style-name="Text_20_body">Utilisateurs Formateurs </text:p>
      <text:p text:style-name="Text_20_body"><text:tab/>Chaque formateur dispose de son poste</text:p>
      <text:p text:style-name="Text_20_body"><text:tab/>OS Windows <text:tab/>Seven (Serveur 2003)</text:p>
      <text:p text:style-name="Text_20_body"><text:tab/>Certain dispose environnement Linux (Formateur Réseau)</text:p>
      <text:p text:style-name="Text_20_body">Utilisateur candidat: </text:p>
      <text:p text:style-name="Text_20_body"><text:tab/>Tous les postes sont Ghosté sous des Os windows XP – 2003 (Majorité)</text:p>
      <text:p text:style-name="Text_20_body"><text:tab/><text:tab/><text:tab/>Ont des accés internet avec des configutions en fonction des heures</text:p>
      <text:p text:style-name="Text_20_body"><text:tab/><text:tab/><text:tab/>Font parti du domaine Stagiaires</text:p>
      <text:p text:style-name="Text_20_body"><text:tab/><text:tab/><text:tab/>Poste sont réinitialisé souvent (Toutes les semaines)<text:tab/><text:tab/><text:tab/><text:tab/><text:tab/><text:tab/>Changement de salle</text:p>
      <text:p text:style-name="Text_20_body"><text:tab/><text:tab/><text:tab/>Le candidat n'est pas forcément sur le même poste</text:p>
      <text:p text:style-name="Text_20_body"><text:tab/><text:tab/><text:tab/>Application souple</text:p>
      <text:p text:style-name="Text_20_body"><text:tab/><text:tab/><text:tab/><text:tab/>Simple à installer</text:p>
      <text:p text:style-name="Text_20_body">Authentification :</text:p>
      <text:p text:style-name="Text_20_body"><text:tab/><text:tab/>Active directory existant </text:p>
      <text:p text:style-name="Text_20_body"><text:tab/><text:tab/>Ou lors du passage du test</text:p>
      <text:p text:style-name="Text_20_body"><text:tab/><text:tab/>Il faut savoir qui passe le test</text:p>
      <text:p text:style-name="Text_20_body"/>
      <text:p text:style-name="Text_20_body">Date de fin: </text:p>
      <text:p text:style-name="Text_20_body"><text:tab/>entre 6 et 7 Semaines</text:p>
      <text:p text:style-name="Text_20_body"><text:tab/>2 semaines travaillés <text:s/>(1 d'analyse )</text:p>
      <text:p text:style-name="Text_20_body"><text:tab/>2 Semaines de cours</text:p>
      <text:p text:style-name="Text_20_body"><text:tab/>3 s de projets</text:p>
      <text:p text:style-name="Text_20_body"><text:soft-page-break/></text:p>
      <text:p text:style-name="Text_20_body">4 semaines de travail </text:p>
      <text:p text:style-name="Text_20_body"/>
      <text:p text:style-name="Text_20_body">Souhait pour Lundi am</text:p>
      <text:p text:style-name="Text_20_body">Cas d'utilisation</text:p>
      <text:p text:style-name="Text_20_body">Description </text:p>
      <text:p text:style-name="Text_20_body">Une idée de la proposition techniqu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fa bfa</meta:initial-creator>
    <meta:creation-date>2011-03-17T14:05:45.55</meta:creation-date>
    <dc:date>2011-03-17T16:06:11.83</dc:date>
    <dc:creator>bfa bfa</dc:creator>
    <meta:editing-duration>PT00H56M43S</meta:editing-duration>
    <meta:editing-cycles>2</meta:editing-cycles>
    <meta:generator>OpenOffice.org/3.0$Win32 OpenOffice.org_project/300m15$Build-9379</meta:generator>
    <meta:document-statistic meta:table-count="0" meta:image-count="0" meta:object-count="0" meta:page-count="4" meta:paragraph-count="90" meta:word-count="564" meta:character-count="3531"/>
    <meta:user-defined meta:name="Info 1"/>
    <meta:user-defined meta:name="Info 2"/>
    <meta:user-defined meta:name="Info 3"/>
    <meta:user-defined meta:name="Info 4"/>
  </office:meta>
</office:document-meta>
</file>